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39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2.97cm" fo:min-width="5.612cm" loext:decorative="false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3.047cm" fo:min-width="4.851cm" loext:decorative="false"/>
    </style:style>
    <style:style style:name="gr14" style:family="graphic" style:parent-style-name="standard">
      <style:graphic-properties draw:fill-color="#ffb66c" draw:textarea-horizontal-align="justify" draw:textarea-vertical-align="middle" draw:auto-grow-height="false" fo:min-height="3.161cm" fo:min-width="4.95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05cm" loext:decorative="false"/>
      <style:paragraph-properties style:writing-mode="lr-tb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2.915cm" fo:min-width="4.601cm" loext:decorative="false"/>
    </style:style>
    <style:style style:name="gr19" style:family="graphic" style:parent-style-name="standard">
      <style:graphic-properties draw:fill-color="#ffb66c" draw:textarea-horizontal-align="justify" draw:textarea-vertical-align="middle" draw:auto-grow-height="false" fo:min-height="2.889cm" fo:min-width="4.6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21" style:family="graphic" style:parent-style-name="standard">
      <style:graphic-properties draw:fill-color="#ffb66c" draw:textarea-horizontal-align="justify" draw:textarea-vertical-align="middle" draw:auto-grow-height="false" fo:min-height="3.107cm" fo:min-width="4.6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7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141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05cm" fo:min-width="3.21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95cm" fo:min-width="4.383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768cm" fo:min-width="19.903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967cm" fo:min-width="0.717cm" fo:wrap-option="wrap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814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4.861cm" fo:min-width="21.948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8.01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638cm" fo:min-width="3.32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1.005cm" fo:min-width="3.51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font-size="18pt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loext:graphic-properties draw:fill="none" draw:fill-color="#ffffff"/>
      <style:text-properties fo:color="#ff8000" loext:opacity="100%"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19" style:family="paragraph">
      <loext:graphic-properties draw:fill="none" draw:fill-color="#ffffff"/>
      <style:text-properties fo:color="#ff8000" loext:opacity="100%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font-size="18pt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2a6099" loext:opacity="100%" fo:font-size="20pt" style:font-size-asian="20pt" style:font-size-complex="20pt"/>
    </style:style>
    <style:style style:name="T17" style:family="text">
      <style:text-properties fo:color="#ff8000" loext:opacity="100%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8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989cm" svg:x="1.064cm" svg:y="3.503cm">
          <draw:text-box>
            <text:list text:style-name="L3">
              <text:list-item>
                <text:p text:style-name="P11"><text:span text:style-name="T11">POST <text:s text:c="3"/>/api/v1/users/register-c <text:s text:c="6"/>→ Create a new customer account</text:span></text:p>
              </text:list-item>
              <text:list-item>
                <text:p text:style-name="P11"><text:span text:style-name="T11">POST <text:s text:c="3"/>/api/v1/users/register-e <text:s text:c="6"/>→ Create a new employee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users <text:s text:c="15"/>→ List all users (admin only)</text:span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5.946cm" svg:y1="0.219cm" svg:x2="6.055cm" svg:y2="15.33cm">
          <text:p/>
        </draw:line>
        <draw:custom-shape draw:style-name="gr12" draw:text-style-name="P15" draw:layer="layout" svg:width="6.112cm" svg:height="3.22cm" svg:x="13.554cm" svg:y="3.2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351cm" svg:height="3.297cm" draw:transform="rotate (-0.00261799387799158) translate (21.171cm 3.31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56cm" svg:height="3.411cm" svg:x="7.036cm" svg:y="3.19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9.874cm" svg:height="1.517cm" svg:x="11.537cm" svg:y="0.219cm">
          <draw:text-box>
            <text:p><text:span text:style-name="T13">Admin Dashboard</text:span></text:p>
          </draw:text-box>
        </draw:frame>
        <draw:frame draw:style-name="gr16" draw:text-style-name="P17" draw:layer="layout" svg:width="4.938cm" svg:height="1.118cm" svg:x="0.681cm" svg:y="0.546cm">
          <draw:text-box>
            <text:p><text:span text:style-name="T14">Dashboard </text:span><text:span text:style-name="T15">Admin</text:span></text:p>
          </draw:text-box>
        </draw:frame>
        <draw:frame draw:style-name="gr17" draw:text-style-name="P18" draw:layer="layout" svg:width="4.119cm" svg:height="1.255cm" svg:x="7.609cm" svg:y="3.628cm">
          <draw:text-box>
            <text:p><text:span text:style-name="T16">Customers</text:span></text:p>
          </draw:text-box>
        </draw:frame>
        <draw:frame draw:style-name="gr17" draw:text-style-name="P18" draw:layer="layout" svg:width="4.119cm" svg:height="1.255cm" svg:x="14.429cm" svg:y="3.684cm">
          <draw:text-box>
            <text:p><text:span text:style-name="T16">Employees</text:span></text:p>
          </draw:text-box>
        </draw:frame>
        <draw:frame draw:style-name="gr17" draw:text-style-name="P18" draw:layer="layout" svg:width="4.119cm" svg:height="1.255cm" svg:x="21.439cm" svg:y="3.765cm">
          <draw:text-box>
            <text:p><text:span text:style-name="T16">Products</text:span></text:p>
          </draw:text-box>
        </draw:frame>
        <draw:custom-shape draw:style-name="gr18" draw:text-style-name="P15" draw:layer="layout" svg:width="5.101cm" svg:height="3.165cm" svg:x="7.255cm" svg:y="7.173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2.291cm" svg:height="1.255cm" svg:x="8.564cm" svg:y="7.502cm">
          <draw:text-box>
            <text:p><text:span text:style-name="T16">Sales</text:span></text:p>
          </draw:text-box>
        </draw:fram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345cm" svg:height="1.116cm" svg:x="15.466cm" svg:y="8.104cm">
          <draw:text-box>
            <text:p><text:span text:style-name="T16">Shop</text:span></text:p>
          </draw:text-box>
        </draw:frame>
        <draw:custom-shape draw:style-name="gr21" draw:text-style-name="P15" draw:layer="layout" svg:width="5.103cm" svg:height="3.357cm" svg:x="21.191cm" svg:y="6.927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.235cm" svg:height="1.117cm" svg:x="22.668cm" svg:y="7.176cm">
          <draw:text-box>
            <text:p><text:span text:style-name="T16">Cuts</text:span></text:p>
          </draw:text-box>
        </draw:frame>
        <draw:frame draw:style-name="gr23" draw:text-style-name="P19" draw:layer="layout" svg:width="4.61cm" svg:height="1.227cm" svg:x="0.927cm" svg:y="4.011cm">
          <draw:text-box>
            <text:p><text:span text:style-name="T17">Manage Customers</text:span></text:p>
          </draw:text-box>
        </draw:frame>
        <draw:frame draw:style-name="gr23" draw:text-style-name="P19" draw:layer="layout" svg:width="4.61cm" svg:height="1.227cm" svg:x="0.927cm" svg:y="5.43cm">
          <draw:text-box>
            <text:p><text:span text:style-name="T17">Manage Employees</text:span></text:p>
          </draw:text-box>
        </draw:frame>
        <draw:frame draw:style-name="gr23" draw:text-style-name="P19" draw:layer="layout" svg:width="4.61cm" svg:height="1.227cm" svg:x="0.873cm" svg:y="6.822cm">
          <draw:text-box>
            <text:p><text:span text:style-name="T17">Manage Products</text:span></text:p>
          </draw:text-box>
        </draw:frame>
        <draw:frame draw:style-name="gr23" draw:text-style-name="P19" draw:layer="layout" svg:width="4.61cm" svg:height="1.227cm" svg:x="0.873cm" svg:y="8.049cm">
          <draw:text-box>
            <text:p><text:span text:style-name="T17">Manage Sales</text:span></text:p>
          </draw:text-box>
        </draw:frame>
        <draw:frame draw:style-name="gr23" draw:text-style-name="P19" draw:layer="layout" svg:width="4.61cm" svg:height="1.227cm" svg:x="0.873cm" svg:y="9.276cm">
          <draw:text-box>
            <text:p><text:span text:style-name="T17">Manage Cuts</text:span></text:p>
          </draw:text-box>
        </draw:frame>
        <draw:custom-shape draw:style-name="gr18" draw:text-style-name="P15" draw:layer="layout" svg:width="5.101cm" svg:height="3.165cm" svg:x="7.473cm" svg:y="11.346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.7cm" svg:height="1.825cm" svg:x="8.592cm" svg:y="11.513cm">
          <draw:text-box>
            <text:p><text:span text:style-name="T16">Orders</text:span></text:p>
          </draw:text-box>
        </draw:frame>
        <draw:custom-shape draw:style-name="gr18" draw:text-style-name="P15" draw:layer="layout" svg:width="5.101cm" svg:height="3.165cm" svg:x="13.965cm" svg:y="11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20.892cm" svg:y="11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3.379cm" svg:height="1.825cm" svg:x="21.878cm" svg:y="12.06cm">
          <draw:text-box>
            <text:p><text:span text:style-name="T16">Bills</text:span></text:p>
          </draw:text-box>
        </draw:frame>
        <draw:frame draw:style-name="gr23" draw:text-style-name="P19" draw:layer="layout" svg:width="4.61cm" svg:height="1.227cm" svg:x="0.927cm" svg:y="2.784cm">
          <draw:text-box>
            <text:p><text:span text:style-name="T17">Shop</text:span></text:p>
          </draw:text-box>
        </draw:frame>
        <draw:frame draw:style-name="gr23" draw:text-style-name="P19" draw:layer="layout" svg:width="4.61cm" svg:height="1.227cm" svg:x="0.873cm" svg:y="10.34cm">
          <draw:text-box>
            <text:p><text:span text:style-name="T17">Manage Orders</text:span></text:p>
          </draw:text-box>
        </draw:frame>
        <draw:frame draw:style-name="gr23" draw:text-style-name="P19" draw:layer="layout" svg:width="4.61cm" svg:height="1.227cm" svg:x="0.873cm" svg:y="11.323cm">
          <draw:text-box>
            <text:p><text:span text:style-name="T17">Manage Admins</text:span></text:p>
          </draw:text-box>
        </draw:frame>
        <draw:frame draw:style-name="gr24" draw:text-style-name="P18" draw:layer="layout" svg:width="3.379cm" svg:height="1.825cm" svg:x="14.869cm" svg:y="12.007cm">
          <draw:text-box>
            <text:p><text:span text:style-name="T16">Admins</text:span></text:p>
          </draw:text-box>
        </draw:frame>
        <draw:frame draw:style-name="gr24" draw:text-style-name="P18" draw:layer="layout" svg:width="3.379cm" svg:height="1.825cm" svg:x="14.869cm" svg:y="7.724cm">
          <draw:text-box>
            <text:p><text:span text:style-name="T16">Shop</text:span></text:p>
          </draw:text-box>
        </draw:frame>
        <draw:frame draw:style-name="gr23" draw:text-style-name="P19" draw:layer="layout" svg:width="4.61cm" svg:height="1.227cm" svg:x="0.873cm" svg:y="12.55cm">
          <draw:text-box>
            <text:p><text:span text:style-name="T17">Manage Bill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1" draw:text-style-name="P14" draw:layer="layout" svg:x1="6.464cm" svg:y1="0cm" svg:x2="6.546cm" svg:y2="15.575cm">
          <text:p/>
        </draw:line>
        <draw:frame draw:style-name="gr25" draw:text-style-name="P21" draw:layer="layout" svg:width="6.028cm" svg:height="1.391cm" svg:x="6.955cm" svg:y="0.437cm">
          <draw:text-box>
            <text:p>Customers</text:p>
          </draw:text-box>
        </draw:frame>
        <draw:custom-shape draw:style-name="gr26" draw:text-style-name="P1" draw:layer="layout" svg:width="3.71cm" svg:height="1.255cm" svg:x="23.621cm" svg:y="0.327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809cm" svg:height="0.962cm" svg:x="24.303cm" svg:y="0.464cm">
          <draw:text-box>
            <text:p>Create</text:p>
          </draw:text-box>
        </draw:frame>
        <draw:custom-shape draw:style-name="gr28" draw:text-style-name="P1" draw:layer="layout" svg:width="4.883cm" svg:height="1.145cm" svg:x="18.165cm" svg:y="0.465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3.383cm" svg:height="0.962cm" svg:x="19.283cm" svg:y="0.465cm">
          <draw:text-box>
            <text:p>Search</text:p>
          </draw:text-box>
        </draw:frame>
        <draw:custom-shape draw:style-name="gr29" draw:text-style-name="P1" draw:layer="layout" svg:width="20.403cm" svg:height="2.018cm" svg:x="6.928cm" svg:y="5.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37cm" svg:y="13.0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09cm" svg:y="10.8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64cm" svg:y="8.3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6.928cm" svg:y="3.4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19cm" svg:height="1.719cm" svg:x="7.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1" draw:layer="layout" svg:width="6.028cm" svg:height="1.391cm" svg:x="9.519cm" svg:y="4.065cm">
          <draw:text-box>
            <text:p>Suliman Khan</text:p>
          </draw:text-box>
        </draw:frame>
        <draw:frame draw:style-name="gr25" draw:text-style-name="P21" draw:layer="layout" svg:width="6.028cm" svg:height="1.391cm" svg:x="7.5cm" svg:y="2.483cm">
          <draw:text-box>
            <text:p>Image</text:p>
          </draw:text-box>
        </draw:frame>
        <draw:frame draw:style-name="gr25" draw:text-style-name="P21" draw:layer="layout" svg:width="6.028cm" svg:height="1.391cm" svg:x="9.873cm" svg:y="2.483cm">
          <draw:text-box>
            <text:p>Name</text:p>
          </draw:text-box>
        </draw:frame>
        <draw:frame draw:style-name="gr25" draw:text-style-name="P21" draw:layer="layout" svg:width="6.028cm" svg:height="1.391cm" svg:x="7.5cm" svg:y="2.484cm">
          <draw:text-box>
            <text:p>Image</text:p>
          </draw:text-box>
        </draw:frame>
        <draw:frame draw:style-name="gr25" draw:text-style-name="P21" draw:layer="layout" svg:width="6.028cm" svg:height="1.391cm" svg:x="14.21cm" svg:y="2.483cm">
          <draw:text-box>
            <text:p>Orders</text:p>
          </draw:text-box>
        </draw:frame>
        <draw:frame draw:style-name="gr25" draw:text-style-name="P21" draw:layer="layout" svg:width="6.028cm" svg:height="1.391cm" svg:x="7.5cm" svg:y="2.484cm">
          <draw:text-box>
            <text:p>Image</text:p>
          </draw:text-box>
        </draw:frame>
        <draw:frame draw:style-name="gr25" draw:text-style-name="P21" draw:layer="layout" svg:width="6.028cm" svg:height="1.391cm" svg:x="16.774cm" svg:y="2.483cm">
          <draw:text-box>
            <text:p>Cuts</text:p>
          </draw:text-box>
        </draw:frame>
        <draw:frame draw:style-name="gr25" draw:text-style-name="P21" draw:layer="layout" svg:width="6.028cm" svg:height="1.391cm" svg:x="18.956cm" svg:y="2.483cm">
          <draw:text-box>
            <text:p>Bills</text:p>
          </draw:text-box>
        </draw:frame>
        <draw:frame draw:style-name="gr25" draw:text-style-name="P21" draw:layer="layout" svg:width="6.028cm" svg:height="1.391cm" svg:x="20.73cm" svg:y="2.483cm">
          <draw:text-box>
            <text:p>Update</text:p>
          </draw:text-box>
        </draw:frame>
        <draw:frame draw:style-name="gr25" draw:text-style-name="P21" draw:layer="layout" svg:width="6.028cm" svg:height="1.391cm" svg:x="23.648cm" svg:y="2.483cm">
          <draw:text-box>
            <text:p>Delete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6.982cm" svg:y1="0cm" svg:x2="7.064cm" svg:y2="15.603cm">
          <text:p/>
        </draw:line>
        <draw:frame draw:style-name="gr31" draw:text-style-name="P21" draw:layer="layout" svg:width="6.274cm" svg:height="1.064cm" svg:x="7.31cm" svg:y="0.382cm">
          <draw:text-box>
            <text:p>Create Customer</text:p>
          </draw:text-box>
        </draw:frame>
        <draw:frame draw:style-name="gr17" draw:text-style-name="P21" draw:layer="layout" svg:width="1.336cm" svg:height="1.255cm" svg:x="26.377cm" svg:y="0.437cm">
          <draw:text-box>
            <text:p>X</text:p>
          </draw:text-box>
        </draw:frame>
        <draw:custom-shape draw:style-name="gr32" draw:text-style-name="P1" draw:layer="layout" svg:width="22.448cm" svg:height="15.111cm" svg:x="9.983cm" svg:y="1.61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10.147cm" svg:y="1.801cm">
          <draw:text-box>
            <text:p><text:span text:style-name="T18">Full Name</text:span></text:p>
          </draw:text-box>
        </draw:frame>
        <draw:custom-shape draw:style-name="gr33" draw:text-style-name="P1" draw:layer="layout" svg:width="8.51cm" svg:height="1.2cm" svg:x="10.501cm" svg:y="2.865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19.857cm" svg:y="1.91cm">
          <draw:text-box>
            <text:p><text:span text:style-name="T18">Username</text:span></text:p>
          </draw:text-box>
        </draw:frame>
        <draw:custom-shape draw:style-name="gr33" draw:text-style-name="P1" draw:layer="layout" svg:width="8.51cm" svg:height="1.2cm" svg:x="20.129cm" svg:y="2.7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11cm" svg:y="8.9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9.993cm" svg:y="11.1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92cm" svg:y="5.592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10.147cm" svg:y="7.174cm">
          <draw:text-box>
            <text:p><text:span text:style-name="T18">address</text:span></text:p>
          </draw:text-box>
        </draw:frame>
        <draw:frame draw:style-name="gr31" draw:text-style-name="P22" draw:layer="layout" svg:width="4.8cm" svg:height="1.064cm" svg:x="19.939cm" svg:y="4.556cm">
          <draw:text-box>
            <text:p><text:span text:style-name="T18">password</text:span></text:p>
          </draw:text-box>
        </draw:frame>
        <draw:frame draw:style-name="gr31" draw:text-style-name="P22" draw:layer="layout" svg:width="4.8cm" svg:height="1.064cm" svg:x="10.229cm" svg:y="4.775cm">
          <draw:text-box>
            <text:p><text:span text:style-name="T18">email</text:span></text:p>
          </draw:text-box>
        </draw:frame>
        <draw:frame draw:style-name="gr31" draw:text-style-name="P22" draw:layer="layout" svg:width="4.8cm" svg:height="1.064cm" svg:x="10.147cm" svg:y="8.238cm">
          <draw:text-box>
            <text:p><text:span text:style-name="T18">Country</text:span></text:p>
          </draw:text-box>
        </draw:frame>
        <draw:custom-shape draw:style-name="gr33" draw:text-style-name="P1" draw:layer="layout" svg:width="8.51cm" svg:height="1.2cm" svg:x="19.938cm" svg:y="8.9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20.184cm" svg:y="5.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37cm" svg:y="13.26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254cm" svg:y="11.074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10.147cm" svg:y="8.238cm">
          <draw:text-box>
            <text:p><text:span text:style-name="T18">Country</text:span></text:p>
          </draw:text-box>
        </draw:frame>
        <draw:frame draw:style-name="gr31" draw:text-style-name="P22" draw:layer="layout" svg:width="4.8cm" svg:height="1.064cm" svg:x="19.83cm" svg:y="10.366cm">
          <draw:text-box>
            <text:p><text:span text:style-name="T18">PostalCode</text:span></text:p>
          </draw:text-box>
        </draw:frame>
        <draw:frame draw:style-name="gr31" draw:text-style-name="P22" draw:layer="layout" svg:width="4.8cm" svg:height="1.064cm" svg:x="9.983cm" svg:y="10.366cm">
          <draw:text-box>
            <text:p><text:span text:style-name="T18">Street</text:span></text:p>
          </draw:text-box>
        </draw:frame>
        <draw:frame draw:style-name="gr31" draw:text-style-name="P22" draw:layer="layout" svg:width="4.8cm" svg:height="1.064cm" svg:x="19.938cm" svg:y="8.102cm">
          <draw:text-box>
            <text:p><text:span text:style-name="T18">City</text:span></text:p>
          </draw:text-box>
        </draw:frame>
        <draw:frame draw:style-name="gr31" draw:text-style-name="P22" draw:layer="layout" svg:width="4.8cm" svg:height="1.064cm" svg:x="9.983cm" svg:y="12.493cm">
          <draw:text-box>
            <text:p><text:span text:style-name="T18">Phone</text:span></text:p>
          </draw:text-box>
        </draw:frame>
        <draw:frame draw:style-name="gr31" draw:text-style-name="P22" draw:layer="layout" svg:width="4.8cm" svg:height="1.064cm" svg:x="19.885cm" svg:y="12.575cm">
          <draw:text-box>
            <text:p><text:span text:style-name="T18">Image</text:span></text:p>
          </draw:text-box>
        </draw:frame>
        <draw:custom-shape draw:style-name="gr34" draw:text-style-name="P1" draw:layer="layout" svg:width="3.82cm" svg:height="0.888cm" svg:x="20.129cm" svg:y="13.241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20.648cm" svg:y="13.241cm">
          <draw:text-box>
            <text:p><text:span text:style-name="T18">Choose file</text:span></text:p>
          </draw:text-box>
        </draw:frame>
        <draw:custom-shape draw:style-name="gr35" draw:text-style-name="P1" draw:layer="layout" svg:width="4.01cm" svg:height="1.255cm" svg:x="18.357cm" svg:y="15.193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4.8cm" svg:height="1.064cm" svg:x="19.421cm" svg:y="15.384cm">
          <draw:text-box>
            <text:p><text:span text:style-name="T18">Crea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1" draw:text-style-name="P14" draw:layer="layout" svg:x1="6.464cm" svg:y1="0cm" svg:x2="6.546cm" svg:y2="15.575cm">
          <text:p/>
        </draw:line>
        <draw:frame draw:style-name="gr25" draw:text-style-name="P23" draw:layer="layout" svg:width="6.028cm" svg:height="1.391cm" svg:x="6.955cm" svg:y="0.437cm">
          <draw:text-box>
            <text:p><text:span text:style-name="T19">Customers</text:span></text:p>
          </draw:text-box>
        </draw:frame>
        <draw:custom-shape draw:style-name="gr26" draw:text-style-name="P1" draw:layer="layout" svg:width="3.71cm" svg:height="1.255cm" svg:x="23.621cm" svg:y="0.327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.809cm" svg:height="0.962cm" svg:x="24.303cm" svg:y="0.464cm">
          <draw:text-box>
            <text:p><text:span text:style-name="T19">Create</text:span></text:p>
          </draw:text-box>
        </draw:frame>
        <draw:custom-shape draw:style-name="gr28" draw:text-style-name="P1" draw:layer="layout" svg:width="4.883cm" svg:height="1.145cm" svg:x="18.165cm" svg:y="0.465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383cm" svg:height="0.962cm" svg:x="19.283cm" svg:y="0.465cm">
          <draw:text-box>
            <text:p><text:span text:style-name="T19">Search</text:span></text:p>
          </draw:text-box>
        </draw:frame>
        <draw:custom-shape draw:style-name="gr29" draw:text-style-name="P1" draw:layer="layout" svg:width="20.403cm" svg:height="2.018cm" svg:x="6.928cm" svg:y="5.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37cm" svg:y="13.0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09cm" svg:y="10.8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64cm" svg:y="8.3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6.928cm" svg:y="3.4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19cm" svg:height="1.719cm" svg:x="7.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6.028cm" svg:height="1.391cm" svg:x="9.519cm" svg:y="4.065cm">
          <draw:text-box>
            <text:p><text:span text:style-name="T19">Suliman Khan</text:span></text:p>
          </draw:text-box>
        </draw:frame>
        <draw:frame draw:style-name="gr25" draw:text-style-name="P23" draw:layer="layout" svg:width="6.028cm" svg:height="1.391cm" svg:x="7.5cm" svg:y="2.483cm">
          <draw:text-box>
            <text:p><text:span text:style-name="T19">Image</text:span></text:p>
          </draw:text-box>
        </draw:frame>
        <draw:frame draw:style-name="gr25" draw:text-style-name="P23" draw:layer="layout" svg:width="6.028cm" svg:height="1.391cm" svg:x="9.873cm" svg:y="2.483cm">
          <draw:text-box>
            <text:p><text:span text:style-name="T19">Name + desc</text:span></text:p>
          </draw:text-box>
        </draw:frame>
        <draw:frame draw:style-name="gr3" draw:text-style-name="P23" draw:layer="layout" svg:width="2.074cm" svg:height="1.673cm" svg:x="7.5cm" svg:y="2.484cm">
          <draw:text-box>
            <text:p><text:span text:style-name="T19">Image</text:span></text:p>
          </draw:text-box>
        </draw:frame>
        <draw:frame draw:style-name="gr25" draw:text-style-name="P23" draw:layer="layout" svg:width="6.028cm" svg:height="1.391cm" svg:x="14.21cm" svg:y="2.483cm">
          <draw:text-box>
            <text:p><text:span text:style-name="T19">category</text:span></text:p>
          </draw:text-box>
        </draw:frame>
        <draw:frame draw:style-name="gr25" draw:text-style-name="P23" draw:layer="layout" svg:width="2.373cm" svg:height="1.391cm" svg:x="7.5cm" svg:y="2.484cm">
          <draw:text-box>
            <text:p><text:span text:style-name="T19">Image</text:span></text:p>
          </draw:text-box>
        </draw:frame>
        <draw:frame draw:style-name="gr25" draw:text-style-name="P23" draw:layer="layout" svg:width="6.028cm" svg:height="1.391cm" svg:x="16.774cm" svg:y="2.483cm">
          <draw:text-box>
            <text:p><text:span text:style-name="T19">Price</text:span></text:p>
          </draw:text-box>
        </draw:frame>
        <draw:frame draw:style-name="gr25" draw:text-style-name="P25" draw:layer="layout" svg:width="6.028cm" svg:height="1.391cm" svg:x="18.956cm" svg:y="2.483cm">
          <draw:text-box>
            <text:p><text:span text:style-name="T20">DiscountFee</text:span></text:p>
            <text:p text:style-name="P24"><text:span text:style-name="T20">discountPer</text:span></text:p>
          </draw:text-box>
        </draw:frame>
        <draw:frame draw:style-name="gr25" draw:text-style-name="P23" draw:layer="layout" svg:width="6.028cm" svg:height="1.391cm" svg:x="20.73cm" svg:y="2.483cm">
          <draw:text-box>
            <text:p><text:span text:style-name="T19">Update</text:span></text:p>
          </draw:text-box>
        </draw:frame>
        <draw:frame draw:style-name="gr25" draw:text-style-name="P23" draw:layer="layout" svg:width="6.028cm" svg:height="1.391cm" svg:x="23.648cm" svg:y="2.483cm">
          <draw:text-box>
            <text:p><text:span text:style-name="T19">Dele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23T21:38:44.366725179</dc:date>
    <meta:editing-duration>PT18H59M56S</meta:editing-duration>
    <meta:editing-cycles>45</meta:editing-cycles>
    <meta:generator>LibreOffice/24.2.7.2$Linux_X86_64 LibreOffice_project/420$Build-2</meta:generator>
    <meta:document-statistic meta:object-count="157"/>
  </office:meta>
</office:document-meta>
</file>